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68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Nth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flop</text:p>
          </table:table-cell>
          <table:table-cell office:value-type="string" calcext:value-type="string">
            <text:p>Nite</text:p>
          </table:table-cell>
          <table:table-cell office:value-type="string" calcext:value-type="string">
            <text:p>Brow</text:p>
          </table:table-cell>
          <table:table-cell office:value-type="string" calcext:value-type="string">
            <text:p>Bc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office:value-type="string" calcext:value-type="string">
            <text:p>blaze’s output</text:p>
          </table:table-cell>
          <table:table-cell table:style-name="ce5" office:value-type="string" calcext:value-type="string">
            <text:p>operation</text:p>
          </table:table-cell>
          <table:table-cell/>
          <table:table-cell table:style-name="ce6" office:value-type="boolean" office:boolean-value="true" calcext:value-type="boolean">
            <text:p>TRUE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00000" calcext:value-type="float">
            <text:p>500000</text:p>
          </table:table-cell>
          <table:table-cell office:value-type="float" office:value="123" calcext:value-type="float">
            <text:p>123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0.5" calcext:value-type="float">
            <text:p>1030.5</text:p>
          </table:table-cell>
          <table:table-cell office:value-type="float" office:value="1358.86" calcext:value-type="float">
            <text:p>1358.86</text:p>
          </table:table-cell>
          <table:table-cell office:value-type="float" office:value="1499.6" calcext:value-type="float">
            <text:p>1499.6</text:p>
          </table:table-cell>
          <table:table-cell office:value-type="float" office:value="1563.35" calcext:value-type="float">
            <text:p>1563.35</text:p>
          </table:table-cell>
          <table:table-cell office:value-type="float" office:value="1630.29" calcext:value-type="float">
            <text:p>1630.29</text:p>
          </table:table-cell>
          <table:table-cell office:value-type="float" office:value="1656.86" calcext:value-type="float">
            <text:p>1656.86</text:p>
          </table:table-cell>
          <table:table-cell office:value-type="float" office:value="1699.41" calcext:value-type="float">
            <text:p>1699.41</text:p>
          </table:table-cell>
          <table:table-cell office:value-type="float" office:value="1703.11" calcext:value-type="float">
            <text:p>1703.11</text:p>
          </table:table-cell>
          <table:table-cell office:value-type="float" office:value="1688.39" calcext:value-type="float">
            <text:p>1688.39</text:p>
          </table:table-cell>
          <table:table-cell office:value-type="float" office:value="1706.73" calcext:value-type="float">
            <text:p>1706.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vecdvecadd</text:p>
          </table:table-cell>
          <table:table-cell table:formula="of:=MAX([.K2:.T2])" office:value-type="float" office:value="1706.73" calcext:value-type="float">
            <text:p>1706.73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5" calcext:value-type="float">
            <text:p>25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6.18" calcext:value-type="float">
            <text:p>966.18</text:p>
          </table:table-cell>
          <table:table-cell office:value-type="float" office:value="1172.24" calcext:value-type="float">
            <text:p>1172.24</text:p>
          </table:table-cell>
          <table:table-cell office:value-type="float" office:value="1342.26" calcext:value-type="float">
            <text:p>1342.26</text:p>
          </table:table-cell>
          <table:table-cell office:value-type="float" office:value="1443.18" calcext:value-type="float">
            <text:p>1443.18</text:p>
          </table:table-cell>
          <table:table-cell office:value-type="float" office:value="1311.93" calcext:value-type="float">
            <text:p>1311.93</text:p>
          </table:table-cell>
          <table:table-cell office:value-type="float" office:value="1464.54" calcext:value-type="float">
            <text:p>1464.54</text:p>
          </table:table-cell>
          <table:table-cell office:value-type="float" office:value="1439.91" calcext:value-type="float">
            <text:p>1439.91</text:p>
          </table:table-cell>
          <table:table-cell office:value-type="float" office:value="1307.42" calcext:value-type="float">
            <text:p>1307.42</text:p>
          </table:table-cell>
          <table:table-cell office:value-type="float" office:value="1439.68" calcext:value-type="float">
            <text:p>1439.68</text:p>
          </table:table-cell>
          <table:table-cell office:value-type="float" office:value="1525.91" calcext:value-type="float">
            <text:p>1525.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vecdvecadd</text:p>
          </table:table-cell>
          <table:table-cell table:formula="of:=MAX([.K3:.T3])" office:value-type="float" office:value="1525.91" calcext:value-type="float">
            <text:p>1525.91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559.9" calcext:value-type="float">
            <text:p>17559.9</text:p>
          </table:table-cell>
          <table:table-cell office:value-type="float" office:value="19228.1" calcext:value-type="float">
            <text:p>19228.1</text:p>
          </table:table-cell>
          <table:table-cell office:value-type="float" office:value="17201" calcext:value-type="float">
            <text:p>17201</text:p>
          </table:table-cell>
          <table:table-cell office:value-type="float" office:value="19140.2" calcext:value-type="float">
            <text:p>19140.2</text:p>
          </table:table-cell>
          <table:table-cell office:value-type="float" office:value="15757.3" calcext:value-type="float">
            <text:p>15757.3</text:p>
          </table:table-cell>
          <table:table-cell office:value-type="float" office:value="15958.6" calcext:value-type="float">
            <text:p>15958.6</text:p>
          </table:table-cell>
          <table:table-cell office:value-type="float" office:value="17817.1" calcext:value-type="float">
            <text:p>17817.1</text:p>
          </table:table-cell>
          <table:table-cell office:value-type="float" office:value="19148.9" calcext:value-type="float">
            <text:p>19148.9</text:p>
          </table:table-cell>
          <table:table-cell office:value-type="float" office:value="17045.4" calcext:value-type="float">
            <text:p>17045.4</text:p>
          </table:table-cell>
          <table:table-cell office:value-type="float" office:value="15261.9" calcext:value-type="float">
            <text:p>15261.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matdmatmult</text:p>
          </table:table-cell>
          <table:table-cell table:formula="of:=MAX([.K4:.T4])" office:value-type="float" office:value="19228.1" calcext:value-type="float">
            <text:p>19228.1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562500" calcext:value-type="float">
            <text:p>562500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84.6" calcext:value-type="float">
            <text:p>1584.6</text:p>
          </table:table-cell>
          <table:table-cell office:value-type="float" office:value="2086.51" calcext:value-type="float">
            <text:p>2086.51</text:p>
          </table:table-cell>
          <table:table-cell office:value-type="float" office:value="2369.2" calcext:value-type="float">
            <text:p>2369.2</text:p>
          </table:table-cell>
          <table:table-cell office:value-type="float" office:value="2530.05" calcext:value-type="float">
            <text:p>2530.05</text:p>
          </table:table-cell>
          <table:table-cell office:value-type="float" office:value="2580.79" calcext:value-type="float">
            <text:p>2580.79</text:p>
          </table:table-cell>
          <table:table-cell office:value-type="float" office:value="2693.9" calcext:value-type="float">
            <text:p>2693.9</text:p>
          </table:table-cell>
          <table:table-cell office:value-type="float" office:value="2759.1" calcext:value-type="float">
            <text:p>2759.1</text:p>
          </table:table-cell>
          <table:table-cell office:value-type="float" office:value="2836.6" calcext:value-type="float">
            <text:p>2836.6</text:p>
          </table:table-cell>
          <table:table-cell office:value-type="float" office:value="2694.7" calcext:value-type="float">
            <text:p>2694.7</text:p>
          </table:table-cell>
          <table:table-cell office:value-type="float" office:value="2888.07" calcext:value-type="float">
            <text:p>2888.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matdmatadd</text:p>
          </table:table-cell>
          <table:table-cell table:formula="of:=MAX([.K5:.T5])" office:value-type="float" office:value="2888.07" calcext:value-type="float">
            <text:p>2888.07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6250000" calcext:value-type="float">
            <text:p>6.25E+06</text:p>
          </table:table-cell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7.827" calcext:value-type="float">
            <text:p>937.827</text:p>
          </table:table-cell>
          <table:table-cell office:value-type="float" office:value="1026.27" calcext:value-type="float">
            <text:p>1026.27</text:p>
          </table:table-cell>
          <table:table-cell office:value-type="float" office:value="1071.94" calcext:value-type="float">
            <text:p>1071.94</text:p>
          </table:table-cell>
          <table:table-cell office:value-type="float" office:value="1075.03" calcext:value-type="float">
            <text:p>1075.03</text:p>
          </table:table-cell>
          <table:table-cell office:value-type="float" office:value="1084.32" calcext:value-type="float">
            <text:p>1084.32</text:p>
          </table:table-cell>
          <table:table-cell office:value-type="float" office:value="1111.45" calcext:value-type="float">
            <text:p>1111.45</text:p>
          </table:table-cell>
          <table:table-cell office:value-type="float" office:value="1115.63" calcext:value-type="float">
            <text:p>1115.63</text:p>
          </table:table-cell>
          <table:table-cell office:value-type="float" office:value="1118.85" calcext:value-type="float">
            <text:p>1118.85</text:p>
          </table:table-cell>
          <table:table-cell office:value-type="float" office:value="1120.57" calcext:value-type="float">
            <text:p>1120.57</text:p>
          </table:table-cell>
          <table:table-cell office:value-type="float" office:value="1124.38" calcext:value-type="float">
            <text:p>1124.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matscalarmult</text:p>
          </table:table-cell>
          <table:table-cell table:formula="of:=MAX([.K6:.T6])" office:value-type="float" office:value="1124.38" calcext:value-type="float">
            <text:p>1124.38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1000000" calcext:value-type="float">
            <text:p>1.00E+06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0.68" calcext:value-type="float">
            <text:p>2000.68</text:p>
          </table:table-cell>
          <table:table-cell office:value-type="float" office:value="2629.68" calcext:value-type="float">
            <text:p>2629.68</text:p>
          </table:table-cell>
          <table:table-cell office:value-type="float" office:value="2983.33" calcext:value-type="float">
            <text:p>2983.33</text:p>
          </table:table-cell>
          <table:table-cell office:value-type="float" office:value="3207.03" calcext:value-type="float">
            <text:p>3207.03</text:p>
          </table:table-cell>
          <table:table-cell office:value-type="float" office:value="3411.79" calcext:value-type="float">
            <text:p>3411.79</text:p>
          </table:table-cell>
          <table:table-cell office:value-type="float" office:value="3442.95" calcext:value-type="float">
            <text:p>3442.95</text:p>
          </table:table-cell>
          <table:table-cell office:value-type="float" office:value="3484" calcext:value-type="float">
            <text:p>3484</text:p>
          </table:table-cell>
          <table:table-cell office:value-type="float" office:value="3557.32" calcext:value-type="float">
            <text:p>3557.32</text:p>
          </table:table-cell>
          <table:table-cell office:value-type="float" office:value="3687.7" calcext:value-type="float">
            <text:p>3687.7</text:p>
          </table:table-cell>
          <table:table-cell office:value-type="float" office:value="3505.23" calcext:value-type="float">
            <text:p>3505.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matscalarmult</text:p>
          </table:table-cell>
          <table:table-cell table:formula="of:=MAX([.K7:.T7])" office:value-type="float" office:value="3687.7" calcext:value-type="float">
            <text:p>3687.7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31187500" calcext:value-type="float">
            <text:p>3.12E+0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060.6" calcext:value-type="float">
            <text:p>36060.6</text:p>
          </table:table-cell>
          <table:table-cell office:value-type="float" office:value="36137.7" calcext:value-type="float">
            <text:p>36137.7</text:p>
          </table:table-cell>
          <table:table-cell office:value-type="float" office:value="25218.1" calcext:value-type="float">
            <text:p>25218.1</text:p>
          </table:table-cell>
          <table:table-cell office:value-type="float" office:value="19660.2" calcext:value-type="float">
            <text:p>19660.2</text:p>
          </table:table-cell>
          <table:table-cell office:value-type="float" office:value="20029.7" calcext:value-type="float">
            <text:p>20029.7</text:p>
          </table:table-cell>
          <table:table-cell office:value-type="float" office:value="20565.4" calcext:value-type="float">
            <text:p>20565.4</text:p>
          </table:table-cell>
          <table:table-cell office:value-type="float" office:value="19284" calcext:value-type="float">
            <text:p>19284</text:p>
          </table:table-cell>
          <table:table-cell office:value-type="float" office:value="18504.7" calcext:value-type="float">
            <text:p>18504.7</text:p>
          </table:table-cell>
          <table:table-cell office:value-type="float" office:value="16450.2" calcext:value-type="float">
            <text:p>16450.2</text:p>
          </table:table-cell>
          <table:table-cell office:value-type="float" office:value="14780" calcext:value-type="float">
            <text:p>147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matdmatmult</text:p>
          </table:table-cell>
          <table:table-cell table:formula="of:=MAX([.K8:.T8])" office:value-type="float" office:value="36137.7" calcext:value-type="float">
            <text:p>36137.7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62500" calcext:value-type="float">
            <text:p>6250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6.935" calcext:value-type="float">
            <text:p>836.935</text:p>
          </table:table-cell>
          <table:table-cell office:value-type="float" office:value="1249.08" calcext:value-type="float">
            <text:p>1249.08</text:p>
          </table:table-cell>
          <table:table-cell office:value-type="float" office:value="1549.74" calcext:value-type="float">
            <text:p>1549.74</text:p>
          </table:table-cell>
          <table:table-cell office:value-type="float" office:value="1727.64" calcext:value-type="float">
            <text:p>1727.64</text:p>
          </table:table-cell>
          <table:table-cell office:value-type="float" office:value="1852.59" calcext:value-type="float">
            <text:p>1852.59</text:p>
          </table:table-cell>
          <table:table-cell office:value-type="float" office:value="1929.48" calcext:value-type="float">
            <text:p>1929.48</text:p>
          </table:table-cell>
          <table:table-cell office:value-type="float" office:value="1954.57" calcext:value-type="float">
            <text:p>1954.57</text:p>
          </table:table-cell>
          <table:table-cell office:value-type="float" office:value="1909.76" calcext:value-type="float">
            <text:p>1909.76</text:p>
          </table:table-cell>
          <table:table-cell office:value-type="float" office:value="1844.82" calcext:value-type="float">
            <text:p>1844.82</text:p>
          </table:table-cell>
          <table:table-cell office:value-type="float" office:value="1734.64" calcext:value-type="float">
            <text:p>1734.6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matscalarmult</text:p>
          </table:table-cell>
          <table:table-cell table:formula="of:=MAX([.K9:.T9])" office:value-type="float" office:value="1954.57" calcext:value-type="float">
            <text:p>1954.57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25" calcext:value-type="float">
            <text:p>25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1.09" calcext:value-type="float">
            <text:p>1701.09</text:p>
          </table:table-cell>
          <table:table-cell office:value-type="float" office:value="1844.75" calcext:value-type="float">
            <text:p>1844.75</text:p>
          </table:table-cell>
          <table:table-cell office:value-type="float" office:value="1974.51" calcext:value-type="float">
            <text:p>1974.51</text:p>
          </table:table-cell>
          <table:table-cell office:value-type="float" office:value="1752.06" calcext:value-type="float">
            <text:p>1752.06</text:p>
          </table:table-cell>
          <table:table-cell office:value-type="float" office:value="1704.62" calcext:value-type="float">
            <text:p>1704.62</text:p>
          </table:table-cell>
          <table:table-cell office:value-type="float" office:value="1644.99" calcext:value-type="float">
            <text:p>1644.99</text:p>
          </table:table-cell>
          <table:table-cell office:value-type="float" office:value="1466.71" calcext:value-type="float">
            <text:p>1466.71</text:p>
          </table:table-cell>
          <table:table-cell office:value-type="float" office:value="1507.81" calcext:value-type="float">
            <text:p>1507.81</text:p>
          </table:table-cell>
          <table:table-cell office:value-type="float" office:value="1537.22" calcext:value-type="float">
            <text:p>1537.22</text:p>
          </table:table-cell>
          <table:table-cell office:value-type="float" office:value="1443.68" calcext:value-type="float">
            <text:p>1443.6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vecdvecadd</text:p>
          </table:table-cell>
          <table:table-cell table:formula="of:=MAX([.K10:.T10])" office:value-type="float" office:value="1974.51" calcext:value-type="float">
            <text:p>1974.51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00" calcext:value-type="float">
            <text:p>2500</text:p>
          </table:table-cell>
          <table:table-cell table:style-name="ce3" office:value-type="float" office:value="6250000" calcext:value-type="float">
            <text:p>6.25E+06</text:p>
          </table:table-cell>
          <table:table-cell table:style-name="ce1" office:value-type="float" office:value="1600" calcext:value-type="float">
            <text:p>1600</text:p>
          </table:table-cell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39.592" calcext:value-type="float">
            <text:p>839.592</text:p>
          </table:table-cell>
          <table:table-cell table:style-name="ce1" office:value-type="float" office:value="904.844" calcext:value-type="float">
            <text:p>904.844</text:p>
          </table:table-cell>
          <table:table-cell table:style-name="ce1" office:value-type="float" office:value="920.299" calcext:value-type="float">
            <text:p>920.299</text:p>
          </table:table-cell>
          <table:table-cell table:style-name="ce1" office:value-type="float" office:value="910.35" calcext:value-type="float">
            <text:p>910.35</text:p>
          </table:table-cell>
          <table:table-cell table:style-name="ce1" office:value-type="float" office:value="938.774" calcext:value-type="float">
            <text:p>938.774</text:p>
          </table:table-cell>
          <table:table-cell table:style-name="ce1" office:value-type="float" office:value="865.711" calcext:value-type="float">
            <text:p>865.711</text:p>
          </table:table-cell>
          <table:table-cell table:style-name="ce1" office:value-type="float" office:value="872.547" calcext:value-type="float">
            <text:p>872.547</text:p>
          </table:table-cell>
          <table:table-cell table:style-name="ce1" office:value-type="float" office:value="880.482" calcext:value-type="float">
            <text:p>880.482</text:p>
          </table:table-cell>
          <table:table-cell table:style-name="ce1" office:value-type="float" office:value="905.178" calcext:value-type="float">
            <text:p>905.178</text:p>
          </table:table-cell>
          <table:table-cell table:style-name="ce1" office:value-type="float" office:value="932.278" calcext:value-type="float">
            <text:p>932.278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mattdmatadd</text:p>
          </table:table-cell>
          <table:table-cell table:formula="of:=MAX([.K11:.T11])" office:value-type="float" office:value="938.774" calcext:value-type="float">
            <text:p>938.77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12497500" calcext:value-type="float">
            <text:p>1.25E+07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94.96" calcext:value-type="float">
            <text:p>7194.96</text:p>
          </table:table-cell>
          <table:table-cell office:value-type="float" office:value="7251.24" calcext:value-type="float">
            <text:p>7251.24</text:p>
          </table:table-cell>
          <table:table-cell office:value-type="float" office:value="7121.99" calcext:value-type="float">
            <text:p>7121.99</text:p>
          </table:table-cell>
          <table:table-cell office:value-type="float" office:value="7290.6" calcext:value-type="float">
            <text:p>7290.6</text:p>
          </table:table-cell>
          <table:table-cell office:value-type="float" office:value="7460.28" calcext:value-type="float">
            <text:p>7460.28</text:p>
          </table:table-cell>
          <table:table-cell office:value-type="float" office:value="7780.22" calcext:value-type="float">
            <text:p>7780.22</text:p>
          </table:table-cell>
          <table:table-cell office:value-type="float" office:value="6397.97" calcext:value-type="float">
            <text:p>6397.97</text:p>
          </table:table-cell>
          <table:table-cell office:value-type="float" office:value="6117.99" calcext:value-type="float">
            <text:p>6117.99</text:p>
          </table:table-cell>
          <table:table-cell office:value-type="float" office:value="6643.66" calcext:value-type="float">
            <text:p>6643.66</text:p>
          </table:table-cell>
          <table:table-cell office:value-type="float" office:value="8920.27" calcext:value-type="float">
            <text:p>8920.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matdvecmult</text:p>
          </table:table-cell>
          <table:table-cell table:formula="of:=MAX([.K12:.T12])" office:value-type="float" office:value="8920.27" calcext:value-type="float">
            <text:p>8920.27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50000" calcext:value-type="float">
            <text:p>250000</text:p>
          </table:table-cell>
          <table:table-cell table:number-columns-repeated="3" table:style-name="ce1" office:value-type="float" office:value="6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float" office:value="2301.42" calcext:value-type="float">
            <text:p>2301.42</text:p>
          </table:table-cell>
          <table:table-cell table:style-name="ce1" office:value-type="float" office:value="1759.91" calcext:value-type="float">
            <text:p>1759.91</text:p>
          </table:table-cell>
          <table:table-cell table:style-name="ce1" office:value-type="float" office:value="2083.09" calcext:value-type="float">
            <text:p>2083.09</text:p>
          </table:table-cell>
          <table:table-cell table:style-name="ce1" office:value-type="float" office:value="1940.85" calcext:value-type="float">
            <text:p>1940.85</text:p>
          </table:table-cell>
          <table:table-cell table:style-name="ce1" office:value-type="float" office:value="1668.29" calcext:value-type="float">
            <text:p>1668.29</text:p>
          </table:table-cell>
          <table:table-cell table:style-name="ce1" office:value-type="float" office:value="1453.21" calcext:value-type="float">
            <text:p>1453.21</text:p>
          </table:table-cell>
          <table:table-cell table:style-name="ce1" office:value-type="float" office:value="1271.16" calcext:value-type="float">
            <text:p>1271.16</text:p>
          </table:table-cell>
          <table:table-cell table:style-name="ce1" office:value-type="float" office:value="1200.74" calcext:value-type="float">
            <text:p>1200.74</text:p>
          </table:table-cell>
          <table:table-cell table:style-name="ce1" office:value-type="float" office:value="1001.7" calcext:value-type="float">
            <text:p>1001.7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mattdmatadd</text:p>
          </table:table-cell>
          <table:table-cell table:formula="of:=MAX([.K13:.T13])" office:value-type="float" office:value="2301.42" calcext:value-type="float">
            <text:p>2301.4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249975000000" calcext:value-type="float">
            <text:p>2.50E+1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5045" calcext:value-type="float">
            <text:p>165045</text:p>
          </table:table-cell>
          <table:table-cell office:value-type="float" office:value="159245" calcext:value-type="float">
            <text:p>159245</text:p>
          </table:table-cell>
          <table:table-cell office:value-type="float" office:value="155535" calcext:value-type="float">
            <text:p>155535</text:p>
          </table:table-cell>
          <table:table-cell office:value-type="float" office:value="152560" calcext:value-type="float">
            <text:p>152560</text:p>
          </table:table-cell>
          <table:table-cell office:value-type="float" office:value="149523" calcext:value-type="float">
            <text:p>149523</text:p>
          </table:table-cell>
          <table:table-cell office:value-type="float" office:value="151881" calcext:value-type="float">
            <text:p>151881</text:p>
          </table:table-cell>
          <table:table-cell office:value-type="float" office:value="148194" calcext:value-type="float">
            <text:p>148194</text:p>
          </table:table-cell>
          <table:table-cell office:value-type="float" office:value="146398" calcext:value-type="float">
            <text:p>146398</text:p>
          </table:table-cell>
          <table:table-cell office:value-type="float" office:value="144135" calcext:value-type="float">
            <text:p>144135</text:p>
          </table:table-cell>
          <table:table-cell office:value-type="float" office:value="152066" calcext:value-type="float">
            <text:p>1520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matdmatmult</text:p>
          </table:table-cell>
          <table:table-cell table:formula="of:=MAX([.K14:.T14])" office:value-type="float" office:value="165045" calcext:value-type="float">
            <text:p>165045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53" calcext:value-type="float">
            <text:p>1953</text:p>
          </table:table-cell>
          <table:table-cell office:value-type="float" office:value="2301.42" calcext:value-type="float">
            <text:p>2301.42</text:p>
          </table:table-cell>
          <table:table-cell office:value-type="float" office:value="1759.91" calcext:value-type="float">
            <text:p>1759.91</text:p>
          </table:table-cell>
          <table:table-cell office:value-type="float" office:value="2083.09" calcext:value-type="float">
            <text:p>2083.09</text:p>
          </table:table-cell>
          <table:table-cell office:value-type="float" office:value="1940.85" calcext:value-type="float">
            <text:p>1940.85</text:p>
          </table:table-cell>
          <table:table-cell office:value-type="float" office:value="1668.29" calcext:value-type="float">
            <text:p>1668.29</text:p>
          </table:table-cell>
          <table:table-cell office:value-type="float" office:value="1453.21" calcext:value-type="float">
            <text:p>1453.21</text:p>
          </table:table-cell>
          <table:table-cell office:value-type="float" office:value="1271.16" calcext:value-type="float">
            <text:p>1271.16</text:p>
          </table:table-cell>
          <table:table-cell office:value-type="float" office:value="1200.74" calcext:value-type="float">
            <text:p>1200.74</text:p>
          </table:table-cell>
          <table:table-cell office:value-type="float" office:value="1001.7" calcext:value-type="float">
            <text:p>1001.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mattdmatadd</text:p>
          </table:table-cell>
          <table:table-cell table:formula="of:=MAX([.K15:.T15])" office:value-type="float" office:value="2301.42" calcext:value-type="float">
            <text:p>2301.42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1:11:32.593877666</meta:creation-date>
    <dc:date>2019-07-18T17:34:58.681049483</dc:date>
    <meta:editing-duration>PT41M51S</meta:editing-duration>
    <meta:editing-cycles>5</meta:editing-cycles>
    <meta:generator>LibreOffice/6.1.6.3$Linux_X86_64 LibreOffice_project/10$Build-3</meta:generator>
    <meta:document-statistic meta:table-count="1" meta:cell-count="359" meta:object-count="0"/>
  </office:meta>
</office:document-meta>
</file>